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eehive-title">
      <style:graphic-properties draw:auto-grow-height="true" fo:min-height="2.23cm"/>
      <style:paragraph-properties style:writing-mode="lr-tb"/>
    </style:style>
    <style:style style:name="pr2" style:family="presentation" style:parent-style-name="Beehive-subtitle">
      <style:graphic-properties draw:fill-color="#ffffff" draw:auto-grow-height="true" fo:min-height="7.01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40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loext:graphic-properties draw:fill-color="#ffffff"/>
    </style:style>
    <style:style style:name="T1" style:family="text">
      <style:text-properties fo:font-size="24pt" style:font-size-asian="24pt" style:font-size-complex="24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style:font-size-asian="16pt" style:font-size-complex="16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2.23cm" svg:x="1.5cm" svg:y="4.12cm" presentation:class="title" presentation:user-transformed="true">
          <draw:text-box>
            <text:p>Application Protocols for IoT</text:p>
          </draw:text-box>
        </draw:frame>
        <draw:frame presentation:style-name="pr2" draw:text-style-name="P3" draw:layer="layout" svg:width="23.73cm" svg:height="7.01cm" svg:x="1.27cm" svg:y="6.35cm" presentation:class="subtitle" presentation:user-transformed="true">
          <draw:text-box>
            <text:p text:style-name="P2"><text:span text:style-name="T1">In this chapter we look at the following;</text:span></text:p>
            <text:p text:style-name="P2"><text:span text:style-name="T2">The Transport Layer:</text:span><text:span text:style-name="T3"> </text:span></text:p>
            <text:p text:style-name="P2"><text:span text:style-name="T3"><text:tab/></text:span><text:span text:style-name="T3">IP-based networks use either TCP or UDP. However, the constrained nature of IoT </text:span><text:span text:style-name="T3"><text:tab/></text:span><text:span text:style-name="T3"><text:tab/></text:span><text:span text:style-name="T3">networks requires a closer look at the use of these traditional transport mechanisms.</text:span></text:p>
            <text:p text:style-name="P2"><text:span text:style-name="T3"/></text:p>
            <text:p text:style-name="P2"><text:span text:style-name="T2">IoT Application Transport Methods: </text:span></text:p>
            <text:p text:style-name="P2"><text:span text:style-name="T3"><text:tab/></text:span><text:span text:style-name="T3">This section explores the various types of IoT application data and the ways this data can </text:span><text:span text:style-name="T3"><text:tab/></text:span><text:span text:style-name="T3">be carried across a network.</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5" draw:layer="layout" svg:width="25cm" svg:height="1.405cm" svg:x="1.5cm" svg:y="0.5cm" presentation:class="title" presentation:user-transformed="true">
          <draw:text-box>
            <text:p><text:span text:style-name="T4">The Transport Layer</text:span></text:p>
          </draw:text-box>
        </draw:frame>
        <draw:frame presentation:style-name="pr5" draw:text-style-name="P1" draw:layer="layout" svg:width="25cm" svg:height="10.795cm" svg:x="1.5cm" svg:y="2.54cm" presentation:class="outline" presentation:user-transformed="true">
          <draw:text-box>
            <text:list text:style-name="L2">
              <text:list-header>
                <text:p>Protocols specified for the transport layer</text:p>
                <text:p>1.Transmission Control Protocol (TCP):</text:p>
                <text:list>
                  <text:list-header>
                    <text:p>This connection-oriented protocol requires a session to get established between the source and destination before exchanging</text:p>
                    <text:p>data</text:p>
                  </text:list-header>
                </text:list>
              </text:list-header>
              <text:list-item>
                <text:p>2. User Datagram Protocol (UDP):</text:p>
                <text:list>
                  <text:list-header>
                    <text:p>This is a connection-less protocol, data can be quickly sent between source and destination—but with no guarantee of delivery</text:p>
                  </text:list-header>
                </text:list>
              </text:list-item>
            </text:list>
          </draw:text-box>
        </draw:frame>
        <presentation:notes draw:style-name="dp2">
          <draw:page-thumbnail draw:style-name="gr1" draw:layer="layout" svg:width="15cm" svg:height="11cm" svg:x="3cm" svg:y="2.25cm" draw:page-number="2" presentation:class="page"/>
          <draw:frame presentation:style-name="pr6" draw:text-style-name="P4"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1" draw:layer="layout" svg:width="25.199cm" svg:height="2.63cm" svg:x="1.4cm" svg:y="0.627cm" presentation:class="title">
          <draw:text-box>
            <text:p>Reasons why TCP is preferred <text:s/>to UDP</text:p>
          </draw:text-box>
        </draw:frame>
        <draw:frame presentation:style-name="pr8" draw:text-style-name="P1" draw:layer="layout" svg:width="25.199cm" svg:height="9.134cm" svg:x="1.4cm" svg:y="3.685cm" presentation:class="outline">
          <draw:text-box>
            <text:list text:style-name="L2">
              <text:list-item>
                <text:p>TCP is the main protocol used at the transport layer. This is largely due to its inherent characteristics, such as its ability to transport large volumes of data into smaller sets of packets.</text:p>
              </text:list-item>
              <text:list-item>
                <text:p>It ensures reassembly in a correct sequence, flow control and window adjustment, and retransmission of lost packets</text:p>
                <text:p>UDP is used in the following protocols;</text:p>
                <text:list>
                  <text:list-item>
                    <text:p>Domain Name System (DNS), </text:p>
                  </text:list-item>
                  <text:list-item>
                    <text:p>Network Time Protocol (NTP), </text:p>
                  </text:list-item>
                  <text:list-item>
                    <text:p>Simple Network ManagementProtocol (SNMP)</text:p>
                  </text:list-item>
                  <text:list-item>
                    <text:p><text:s/>Dynamic Host Control Protocol (DHCP)</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5" draw:layer="layout" svg:width="25.199cm" svg:height="2.63cm" svg:x="1.4cm" svg:y="0.627cm" presentation:class="title">
          <draw:text-box>
            <text:p><text:span text:style-name="T4">IoT Application Transport Methods</text:span></text:p>
          </draw:text-box>
        </draw:frame>
        <draw:frame presentation:style-name="pr8" draw:text-style-name="P1" draw:layer="layout" svg:width="25.199cm" svg:height="9.134cm" svg:x="1.4cm" svg:y="3.685cm" presentation:class="outline">
          <draw:text-box>
            <text:list text:style-name="L2">
              <text:list-item>
                <text:p text:style-name="P1">The following categories of IoT application protocols and their transport methods</text:p>
                <text:list>
                  <text:list-item>
                    <text:p text:style-name="P1">Application layer protocol not present:</text:p>
                  </text:list-item>
                  <text:list-item>
                    <text:p text:style-name="P1">Supervisory control and data acquisition (SCADA)</text:p>
                  </text:list-item>
                  <text:list-item>
                    <text:p text:style-name="P1">Generic web-based protocols:</text:p>
                  </text:list-item>
                  <text:list-item>
                    <text:p text:style-name="P1">IoT application layer protocols:</text:p>
                  </text:list-item>
                  <text:list-item>
                    <text:p text:style-name="P1"/>
                  </text:list-item>
                </text:list>
              </text:list-item>
            </text:list>
          </draw:text-box>
        </draw:frame>
        <presentation:notes draw:style-name="dp2">
          <draw:page-thumbnail draw:style-name="gr1" draw:layer="layout" svg:width="14.848cm" svg:height="11.136cm" svg:x="3.075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Application Layer Protocol Not Present</text:p>
          </draw:text-box>
        </draw:frame>
        <draw:frame presentation:style-name="pr8" draw:layer="layout" svg:width="25.199cm" svg:height="9.134cm" svg:x="1.4cm" svg:y="3.685cm" presentation:class="outline">
          <draw:text-box>
            <text:list text:style-name="L2">
              <text:list-header>
                <text:p>Data broker is piece of middleware that standardizes sensor output into a common format that can then be retrieved by authorized applications.</text:p>
              </text:list-header>
              <text:list-item>
                <text:p>An IoT data broker is needed to scale this method of transporting application data.</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SCADA</text:p>
          </draw:text-box>
        </draw:frame>
        <draw:frame presentation:style-name="pr8" draw:layer="layout" svg:width="25.199cm" svg:height="9.134cm" svg:x="1.4cm" svg:y="3.685cm" presentation:class="outline">
          <draw:text-box>
            <text:list text:style-name="L2">
              <text:list-item>
                <text:p>SCADA is an automation control system that was initially implemented without IP over serial links, before being adapted to Ethernet and IPv4.</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layer="layout" svg:width="25.199cm" svg:height="2.63cm" svg:x="1.4cm" svg:y="0.627cm" presentation:class="title">
          <draw:text-box>
            <text:p>Adapting SCADA for IP</text:p>
          </draw:text-box>
        </draw:frame>
        <draw:frame presentation:style-name="pr8" draw:layer="layout" svg:width="25.199cm" svg:height="9.134cm" svg:x="1.4cm" svg:y="3.685cm" presentation:class="outline">
          <draw:text-box>
            <text:list text:style-name="L2">
              <text:list-header>
                <text:p><text:span text:style-name="T5">This technique utilizes an IP adaptation layer to transport </text:span><text:span text:style-name="T5">application data that comes from a non-IP stack</text:span></text:p>
                <text:p><text:span text:style-name="T4">- DNP3</text:span> (adopted by IEEE 1815-2012) specifies the use of TCP or UDP on port</text:p>
                <text:p>20000 for transporting DNP3 messages over IP.</text:p>
                <text:p>- The Modbus messaging service utilizes TCP port 502.</text:p>
                <text:p>- IEC 60870-5-104 is the evolution of IEC 60870-5-101 serial for running over</text:p>
                <text:p>Ethernet and IPv4 using port 2404.</text:p>
                <text:p>- DLMS User Association specified a communication profile based on TCP/IP in the DLMS/COSEM Green Book (Edition 5 or higher), or in the IEC 62056-53 and IEC62056-47 standards, allowing data exchange via IP and port 4059.</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office:forms form:automatic-focus="false" form:apply-design-mode="fals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14T21:11:33.754366705</meta:creation-date>
    <meta:editing-duration>PT31M39S</meta:editing-duration>
    <meta:editing-cycles>3</meta:editing-cycles>
    <meta:generator>LibreOffice/7.2.5.2$Linux_X86_64 LibreOffice_project/20$Build-2</meta:generator>
    <dc:title>Beehive</dc:title>
    <dc:date>2022-03-15T14:18:38.793841016</dc:date>
    <meta:document-statistic meta:object-count="164"/>
  </office:meta>
</office:document-meta>
</file>